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8965b" officeooo:paragraph-rsid="0038c34b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8965b" officeooo:paragraph-rsid="0048965b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99e18" officeooo:paragraph-rsid="00499e18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1pt" fo:language="es" fo:country="AR" style:text-underline-style="none" fo:font-weight="normal" officeooo:rsid="004a394c" officeooo:paragraph-rsid="004a394c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a394c" officeooo:paragraph-rsid="004a394c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ceb99" officeooo:paragraph-rsid="004ceb99" style:font-size-asian="9.60000038146973pt" style:font-weight-asian="normal" style:font-size-complex="11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4bd94b"/>
    </style:style>
    <style:style style:name="T1" style:family="text">
      <style:text-properties officeooo:rsid="0043547e"/>
    </style:style>
    <style:style style:name="T2" style:family="text">
      <style:text-properties officeooo:rsid="00499e18"/>
    </style:style>
    <style:style style:name="T3" style:family="text">
      <style:text-properties officeooo:rsid="004a394c"/>
    </style:style>
    <style:style style:name="T4" style:family="text">
      <style:text-properties officeooo:rsid="004bd94b"/>
    </style:style>
    <style:style style:name="T5" style:family="text">
      <style:text-properties fo:font-size="11pt" fo:language="es" fo:country="AR" style:text-underline-style="none" fo:font-weight="normal" officeooo:rsid="004a394c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es" fo:country="AR" style:text-underline-style="none" fo:font-weight="normal" officeooo:rsid="004bd94b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9.1</text:span></text:p>
      <text:p text:style-name="P4"/>
      <text:p text:style-name="P6"><text:tab/>1) A continuación se describen las características provistar por tres fabricantes locales</text:p>
      <text:list xml:id="list2145981318130668068" text:style-name="L1">
        <text:list-item>
          <text:p text:style-name="P7">M<text:span text:style-name="T2">AYER</text:span></text:p>
          <text:list>
            <text:list-item>
              <text:p text:style-name="P9">Material: PTH</text:p>
            </text:list-item>
          </text:list>
        </text:list-item>
        <text:list-item>
          <text:p text:style-name="P7">S<text:span text:style-name="T3">EI</text:span></text:p>
          <text:list>
            <text:list-item>
              <text:p text:style-name="P12"><text:span text:style-name="T5">Material: FR2, FR4 </text:span><text:span text:style-name="T6">(</text:span>0.6, 0.8, 1.0, 1.2, 1.6, 2.0, 2.4 <text:span text:style-name="T4">y</text:span> 3.2 mm<text:span text:style-name="T6">)</text:span></text:p>
            </text:list-item>
          </text:list>
        </text:list-item>
        <text:list-item>
          <text:p text:style-name="P8">INERCI</text:p>
          <text:list>
            <text:list-item>
              <text:p text:style-name="P9">Material: </text:p>
            </text:list-item>
          </text:list>
        </text:list-item>
      </text:list>
      <text:p text:style-name="P10"/>
      <text:p text:style-name="P11">Hola buen día, estoy haciendo un trabajo para la facu y buscando fabricantes locales los encontré a ustedes. Estaría necesitando saber características básicas de su fabricación, tales como:</text:p>
      <text:p text:style-name="P11"><text:s/>- Material y propiedades dieléctricas</text:p>
      <text:p text:style-name="P11"><text:s/>- Tipo de mallado que utilizan</text:p>
      <text:p text:style-name="P11"><text:s/>- Y espesores posibles</text:p>
      <text:p text:style-name="P11">Muchas gracias y disculpen la molestia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3.3.2$Linux_X86_64 LibreOffice_project/430m0$Build-2</meta:generator>
    <dc:date>2017-09-05T08:45:48.911087038</dc:date>
    <meta:editing-duration>PT13H15M20S</meta:editing-duration>
    <meta:editing-cycles>67</meta:editing-cycles>
    <meta:document-statistic meta:table-count="0" meta:image-count="0" meta:object-count="0" meta:page-count="1" meta:paragraph-count="15" meta:word-count="100" meta:character-count="640" meta:non-whitespace-character-count="514"/>
  </office:meta>
</office:document-meta>
</file>